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619cm" fo:margin-left="0cm" fo:margin-right="-0.619cm" table:align="margins"/>
    </style:style>
    <style:style style:name="Tableau1.A" style:family="table-column">
      <style:table-column-properties style:column-width="5.117cm" style:rel-column-width="19032*"/>
    </style:style>
    <style:style style:name="Tableau1.B" style:family="table-column">
      <style:table-column-properties style:column-width="2.441cm" style:rel-column-width="9080*"/>
    </style:style>
    <style:style style:name="Tableau1.C" style:family="table-column">
      <style:table-column-properties style:column-width="2.879cm" style:rel-column-width="10707*"/>
    </style:style>
    <style:style style:name="Tableau1.D" style:family="table-column">
      <style:table-column-properties style:column-width="3.489cm" style:rel-column-width="12977*"/>
    </style:style>
    <style:style style:name="Tableau1.E" style:family="table-column">
      <style:table-column-properties style:column-width="3.694cm" style:rel-column-width="1373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color="#b80047"/>
    </style:style>
    <style:style style:name="P4" style:family="paragraph" style:parent-style-name="Table_20_Contents">
      <style:text-properties style:use-window-font-color="true"/>
    </style:style>
    <style:style style:name="P5" style:family="paragraph" style:parent-style-name="Table_20_Contents">
      <style:text-properties fo:color="#000000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Table_20_Contents">
      <style:text-properties fo:color="#00ae00"/>
    </style:style>
    <style:style style:name="P8" style:family="paragraph" style:parent-style-name="Table_20_Contents">
      <style:text-properties fo:color="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Le 25 novembre 2014</text:p>
      <text:p text:style-name="P6"/>
      <text:p text:style-name="P6"/>
      <text:p text:style-name="P2">Liste des campagnes récupérées </text:p>
      <text:p text:style-name="P2">sur le site CCHDO au format csv</text:p>
      <text:p text:style-name="P2">Octobre-Novembre 2014</text:p>
      <text:p text:style-name="Standard"><text:s/></text:p>
      <text:p text:style-name="P1"><text:s/><text:span text:style-name="T1">crecli_CSV_nc</text:span></text:p>
      <text:p text:style-name="P2">transcodage des fichiers CSV (ascii) </text:p>
      <text:p text:style-name="P2">en fichiers cli LPO (Netcdf)</text:p>
      <text:p text:style-name="Standard"/>
      <text:p text:style-name="Standard"><text:s text:c="4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flag</text:p>
          </table:table-cell>
          <table:table-cell table:style-name="Tableau1.A1" office:value-type="string">
            <text:p text:style-name="P4">section</text:p>
          </table:table-cell>
          <table:table-cell table:style-name="Tableau1.A1" office:value-type="string">
            <text:p text:style-name="P4">MLT</text:p>
          </table:table-cell>
          <table:table-cell table:style-name="Tableau1.E1" office:value-type="string">
            <text:p text:style-name="P4">Programme</text:p>
          </table:table-cell>
        </table:table-row>
        <table:table-row>
          <table:table-cell table:style-name="Tableau1.A2" office:value-type="string">
            <text:p text:style-name="Table_20_Contents">4 param :</text:p>
            <text:p text:style-name="Table_20_Contents"><text:bookmark-start text:name="__DdeLink__727_75060689"/>CTDPRS CTDTMP, CTDSAL,CTDOXY<text:bookmark-end text:name="__DdeLink__727_75060689"/></text:p>
          </table:table-cell>
          <table:table-cell table:style-name="Tableau1.A2" office:value-type="string">
            <text:p text:style-name="P5">Flag = 0</text:p>
            <text:p text:style-name="P5">pression par par de 2</text:p>
            <text:p text:style-name="P5"/>
            <text:p text:style-name="P5">flag=2 dans cli et clc</text:p>
            <text:p text:style-name="P5">DATA_MODE=not calibrated</text:p>
          </table:table-cell>
          <table:table-cell table:style-name="Tableau1.A2" office:value-type="string">
            <text:p text:style-name="P7">ALBATROSS</text:p>
          </table:table-cell>
          <table:table-cell table:style-name="Tableau1.A2" office:value-type="string">
            <text:p text:style-name="P5">20/11/14</text:p>
          </table:table-cell>
          <table:table-cell table:style-name="Tableau1.E2" office:value-type="string">
            <text:p text:style-name="P7">crecli_csv_nc</text:p>
            <text:p text:style-name="P7"/>
            <text:p text:style-name="P5">les fichiers csv vont de 1 à 169, les fichiers cli de 2 à 170 (no stat pris dans fichier et non dans nom de fichier)</text:p>
          </table:table-cell>
        </table:table-row>
        <table:table-row>
          <table:table-cell table:style-name="Tableau1.A2" office:value-type="string">
            <text:p text:style-name="Table_20_Contents">4 param</text:p>
            <text:p text:style-name="Table_20_Contents">THETA,CTDPRS CTDTMP, CTDSAL : on ne traite pas THETA</text:p>
            <text:p text:style-name="Table_20_Contents">entête différente (20 ou 30 lignes de plus)</text:p>
          </table:table-cell>
          <table:table-cell table:style-name="Tableau1.A2" office:value-type="string">
            <text:p text:style-name="P5">Pas de flag</text:p>
            <text:p text:style-name="P5">pression par pas de 1</text:p>
            <text:p text:style-name="P5"/>
            <text:p text:style-name="P5">flag=2 dans cli et clc</text:p>
            <text:p text:style-name="P5">DATA_MODE=not calibrated</text:p>
          </table:table-cell>
          <table:table-cell table:style-name="Tableau1.A2" office:value-type="string">
            <text:p text:style-name="P7">ANT_V2</text:p>
          </table:table-cell>
          <table:table-cell table:style-name="Tableau1.A2" office:value-type="string">
            <text:p text:style-name="P5">25/11/14</text:p>
            <text:p text:style-name="P5"/>
            <text:p text:style-name="P5">sans les fichiers</text:p>
            <text:p text:style-name="P5">068174</text:p>
            <text:p text:style-name="P5">068191</text:p>
            <text:p text:style-name="P5">068192</text:p>
            <text:p text:style-name="P5">068004</text:p>
            <text:p text:style-name="P5">068265</text:p>
            <text:p text:style-name="P5">068267</text:p>
            <text:p text:style-name="P5">(car PSAL flagué à 9 sur tout le profil)</text:p>
          </table:table-cell>
          <table:table-cell table:style-name="Tableau1.E2" office:value-type="string">
            <text:p text:style-name="P7">crecli_csv_nc_ant</text:p>
            <text:p text:style-name="P7"/>
            <text:p text:style-name="P5">le no station dans le fichier est différent de celui du nom de fichier.</text:p>
            <text:p text:style-name="P5"/>
          </table:table-cell>
        </table:table-row>
        <table:table-row>
          <table:table-cell table:style-name="Tableau1.A2" office:value-type="string">
            <text:p text:style-name="Table_20_Contents">5 <text:s/>param</text:p>
            <text:p text:style-name="Table_20_Contents">THETA,CTDPRS,CTDTMP,</text:p>
            <text:p text:style-name="Table_20_Contents">CTDSAL,CTDNOBS : on ne traite pas THETA et CTDNOBS</text:p>
            <text:p text:style-name="Table_20_Contents">entête différente (20 ou 30 lignes de plus)</text:p>
          </table:table-cell>
          <table:table-cell table:style-name="Tableau1.A2" office:value-type="string">
            <text:p text:style-name="P5">Pas de flag</text:p>
            <text:p text:style-name="P5">pression par pas de 2</text:p>
            <text:p text:style-name="P5"/>
            <text:p text:style-name="P5">flag=2 dans cli et clc</text:p>
            <text:p text:style-name="P5">DATA_MODE=not calibrated</text:p>
          </table:table-cell>
          <table:table-cell table:style-name="Tableau1.A2" office:value-type="string">
            <text:p text:style-name="P7">ANT_XI2</text:p>
          </table:table-cell>
          <table:table-cell table:style-name="Tableau1.A2" office:value-type="string">
            <text:p text:style-name="P5">25/11/14</text:p>
          </table:table-cell>
          <table:table-cell table:style-name="Tableau1.E2" office:value-type="string">
            <text:p text:style-name="P7">crecli_csv_nc_ant</text:p>
          </table:table-cell>
        </table:table-row>
        <table:table-row>
          <table:table-cell table:style-name="Tableau1.A2" office:value-type="string">
            <text:p text:style-name="Table_20_Contents">4 param</text:p>
            <text:p text:style-name="Table_20_Contents">CTDPRS CTDTMP, CTDSAL,CTDOXY</text:p>
          </table:table-cell>
          <table:table-cell table:style-name="Tableau1.A2" office:value-type="string">
            <text:p text:style-name="P5">Flag = 2 (pour P,T,S) et 3 pour OXY</text:p>
            <text:p text:style-name="P5">pression par pas de 2</text:p>
          </table:table-cell>
          <table:table-cell table:style-name="Tableau1.A2" office:value-type="string">
            <text:p text:style-name="P7">AR04_03B</text:p>
          </table:table-cell>
          <table:table-cell table:style-name="Tableau1.A2" office:value-type="string">
            <text:p text:style-name="P5">25/11/14</text:p>
            <text:p text:style-name="P5"/>
            <text:p text:style-name="P5">MLT créé sans OXYK</text:p>
          </table:table-cell>
          <table:table-cell table:style-name="Tableau1.E2" office:value-type="string">
            <text:p text:style-name="P7">crecli_csv_nc</text:p>
            <text:p text:style-name="P5"/>
            <text:p text:style-name="P5">3 dans flag OXYK pour cli</text:p>
            <text:p text:style-name="P5">9 pour clc</text:p>
          </table:table-cell>
        </table:table-row>
        <text:soft-page-break/>
        <table:table-row>
          <table:table-cell table:style-name="Tableau1.A2" office:value-type="string">
            <text:p text:style-name="Table_20_Contents">4 param</text:p>
            <text:p text:style-name="Table_20_Contents">CTDPRS CTDTMP, CTDSAL,CTDOXY</text:p>
          </table:table-cell>
          <table:table-cell table:style-name="Tableau1.A2" office:value-type="string">
            <text:p text:style-name="P5">Flag = 2</text:p>
            <text:p text:style-name="P5">pression par pas de 1</text:p>
          </table:table-cell>
          <table:table-cell table:style-name="Tableau1.A2" office:value-type="string">
            <text:p text:style-name="P7">AR04_02</text:p>
          </table:table-cell>
          <table:table-cell table:style-name="Tableau1.A2" office:value-type="string">
            <text:p text:style-name="P5">20/11/14</text:p>
          </table:table-cell>
          <table:table-cell table:style-name="Tableau1.E2" office:value-type="string">
            <text:p text:style-name="P7">crecli_csv_nc</text:p>
          </table:table-cell>
        </table:table-row>
        <table:table-row>
          <table:table-cell table:style-name="Tableau1.A2" office:value-type="string">
            <text:p text:style-name="Table_20_Contents">4 param</text:p>
            <text:p text:style-name="Table_20_Contents"><text:bookmark-start text:name="__DdeLink__729_75060689"/>CTDPRS CTDTMP, CTDSAL,CTDOXY<text:bookmark-end text:name="__DdeLink__729_75060689"/></text:p>
            <text:p text:style-name="Table_20_Contents">ne pas traiter station 0</text:p>
          </table:table-cell>
          <table:table-cell table:style-name="Tableau1.A2" office:value-type="string">
            <text:p text:style-name="P5"><text:s/>P,T,S avec flag=2</text:p>
            <text:p text:style-name="P5"/>
            <text:p text:style-name="P5">OXY avec flag=3</text:p>
            <text:p text:style-name="P5"/>
            <text:p text:style-name="P5">pression par pas de 1</text:p>
          </table:table-cell>
          <table:table-cell table:style-name="Tableau1.A2" office:value-type="string">
            <text:p text:style-name="P7">AR04_04</text:p>
          </table:table-cell>
          <table:table-cell table:style-name="Tableau1.A2" office:value-type="string">
            <text:p text:style-name="P5">25/11/14</text:p>
            <text:p text:style-name="P5"/>
            <text:p text:style-name="P5">MLT sans station 782</text:p>
          </table:table-cell>
          <table:table-cell table:style-name="Tableau1.E2" office:value-type="string">
            <text:p text:style-name="P7">crecli_csv_nc</text:p>
            <text:p text:style-name="P5">PSAL flagué à 3 pour station 782, flagué à 9 dans clc</text:p>
            <text:p text:style-name="P5"/>
            <text:p text:style-name="P5">3 dans flag OXYK pour cli</text:p>
            <text:p text:style-name="P5">9 pour clc</text:p>
          </table:table-cell>
        </table:table-row>
        <table:table-row>
          <table:table-cell table:style-name="Tableau1.A2" office:value-type="string">
            <text:p text:style-name="Table_20_Contents">4 param</text:p>
            <text:p text:style-name="Table_20_Contents">CTDPRS CTDTMP, CTDSAL,CTDOXY</text:p>
          </table:table-cell>
          <table:table-cell table:style-name="Tableau1.A2" office:value-type="string">
            <text:p text:style-name="P5">Flag=2</text:p>
            <text:p text:style-name="P5">pression par pas de 1</text:p>
          </table:table-cell>
          <table:table-cell table:style-name="Tableau1.A2" office:value-type="string">
            <text:p text:style-name="P7">AR04_03A</text:p>
          </table:table-cell>
          <table:table-cell table:style-name="Tableau1.A2" office:value-type="string">
            <text:p text:style-name="P5">20/11/14</text:p>
          </table:table-cell>
          <table:table-cell table:style-name="Tableau1.E2" office:value-type="string">
            <text:p text:style-name="P7">crecli_csv_nc</text:p>
          </table:table-cell>
        </table:table-row>
        <table:table-row>
          <table:table-cell table:style-name="Tableau1.A2" office:value-type="string">
            <text:p text:style-name="Standard">4 param </text:p>
            <text:p text:style-name="Table_20_Contents">CTDPRS CTDTMP, CTDSAL,THETA</text:p>
            <text:p text:style-name="Standard"/>
            <text:p text:style-name="Standard">le programme ne traite pas THETA</text:p>
            <text:p text:style-name="Table_20_Contents"/>
          </table:table-cell>
          <table:table-cell table:style-name="Tableau1.A2" office:value-type="string">
            <text:p text:style-name="P5">Flag = 2</text:p>
          </table:table-cell>
          <table:table-cell table:style-name="Tableau1.A2" office:value-type="string">
            <text:p text:style-name="P7">AR07E05</text:p>
          </table:table-cell>
          <table:table-cell table:style-name="Tableau1.A2" office:value-type="string">
            <text:p text:style-name="P5">24/11/14</text:p>
          </table:table-cell>
          <table:table-cell table:style-name="Tableau1.E2" office:value-type="string">
            <text:p text:style-name="P7">crecli_csv_nc</text:p>
            <text:p text:style-name="P7"/>
            <text:p text:style-name="P7"/>
          </table:table-cell>
        </table:table-row>
        <table:table-row>
          <table:table-cell table:style-name="Tableau1.A2" office:value-type="string">
            <text:p text:style-name="Table_20_Contents">6 param CTDPRS,CTDOXY,EWCT</text:p>
            <text:p text:style-name="Table_20_Contents">CTDTMP,,NSCT,CTDSAL</text:p>
          </table:table-cell>
          <table:table-cell table:style-name="Tableau1.A2" office:value-type="string">
            <text:p text:style-name="P5"><text:s/>Flag = 2</text:p>
            <text:p text:style-name="P5">pression par pas de 1</text:p>
          </table:table-cell>
          <table:table-cell table:style-name="Tableau1.A2" office:value-type="string">
            <text:p text:style-name="P7">AR15_00</text:p>
          </table:table-cell>
          <table:table-cell table:style-name="Tableau1.A2" office:value-type="string">
            <text:p text:style-name="P5">25/11/14</text:p>
            <text:p text:style-name="P5"/>
            <text:p text:style-name="P5">le mlt est créé sans la station 54</text:p>
          </table:table-cell>
          <table:table-cell table:style-name="Tableau1.E2" office:value-type="string">
            <text:p text:style-name="P7">crecli_csv_nc</text:p>
            <text:p text:style-name="P7"/>
            <text:p text:style-name="P5">pas de clc pour la station 54 car tout le profil de PSAL est flagué à 9</text:p>
          </table:table-cell>
        </table:table-row>
        <table:table-row>
          <table:table-cell table:style-name="Tableau1.A2" office:value-type="string">
            <text:p text:style-name="Standard">4 param </text:p>
            <text:p text:style-name="Table_20_Contents">CTDPRS CTDTMP, CTDSAL,CTDOXY</text:p>
            <text:p text:style-name="Standard"><text:s/>OXYK est à -999 : ne pas prendre en compte le param</text:p>
            <text:p text:style-name="Table_20_Contents"/>
          </table:table-cell>
          <table:table-cell table:style-name="Tableau1.A2" office:value-type="string">
            <text:p text:style-name="P5">Flag = 2</text:p>
            <text:p text:style-name="P5">pression par pas de 2</text:p>
          </table:table-cell>
          <table:table-cell table:style-name="Tableau1.A2" office:value-type="string">
            <text:p text:style-name="P7">AR18_94</text:p>
            <text:p text:style-name="P7"/>
          </table:table-cell>
          <table:table-cell table:style-name="Tableau1.A2" office:value-type="string">
            <text:p text:style-name="P5">2511/14</text:p>
            <text:p text:style-name="P5"/>
            <text:p text:style-name="P5">pas de OXYK dans MLT</text:p>
          </table:table-cell>
          <table:table-cell table:style-name="Tableau1.E2" office:value-type="string">
            <text:p text:style-name="P7">crecli_csv_nc</text:p>
            <text:p text:style-name="P5"/>
            <text:p text:style-name="P5">Pas de OXYK dans les cli, ni clc.</text:p>
            <text:p text:style-name="P5">Le no station est écrit sur 4 caract. dans les cli et les clc</text:p>
          </table:table-cell>
        </table:table-row>
        <table:table-row>
          <table:table-cell table:style-name="Tableau1.A2" office:value-type="string">
            <text:p text:style-name="Standard">4 param </text:p>
            <text:p text:style-name="Table_20_Contents">CTDPRS CTDTMP, CTDSAL,CTDOXY</text:p>
            <text:p text:style-name="Standard">OXYK est à 0 : ne pas prendre en compte le param</text:p>
          </table:table-cell>
          <table:table-cell table:style-name="Tableau1.A2" office:value-type="string">
            <text:p text:style-name="P5">Flag = 2</text:p>
            <text:p text:style-name="P5">pression par pas de 2</text:p>
          </table:table-cell>
          <table:table-cell table:style-name="Tableau1.A2" office:value-type="string">
            <text:p text:style-name="P7">AR18_93</text:p>
          </table:table-cell>
          <table:table-cell table:style-name="Tableau1.A2" office:value-type="string">
            <text:p text:style-name="P5">24/11/14</text:p>
          </table:table-cell>
          <table:table-cell table:style-name="Tableau1.E2" office:value-type="string">
            <text:p text:style-name="P7">crecli_csv_nc</text:p>
            <text:p text:style-name="P5"/>
            <text:p text:style-name="P5">Pas de OXYK dans les cli</text:p>
          </table:table-cell>
        </table:table-row>
        <table:table-row>
          <table:table-cell table:style-name="Tableau1.A2" office:value-type="string">
            <text:p text:style-name="Standard">7 param dans les fichiers CSV</text:p>
            <text:p text:style-name="Standard">CTDPRS, CTDTMP, CTDSAL, CTDOXY,</text:p>
            <text:p text:style-name="Standard">CTDTMP2, CTDSAL2, CTDOXY2</text:p>
            <text:p text:style-name="P3">lesquels prendre ?</text:p>
            <text:p text:style-name="P3"/>
            <text:p text:style-name="P3">Flag=1 dans CCHDO</text:p>
            <text:p text:style-name="P3">mettre flag =1 dans crecli et <text:soft-page-break/>creclc et preciser 'not calibrated'</text:p>
          </table:table-cell>
          <table:table-cell table:style-name="Tableau1.A2" office:value-type="string">
            <text:p text:style-name="P5">Flag = 1</text:p>
            <text:p text:style-name="P5">pression par pas de 1</text:p>
            <text:p text:style-name="P5"/>
          </table:table-cell>
          <table:table-cell table:style-name="Tableau1.A2" office:value-type="string">
            <text:p text:style-name="P7">AR07W03</text:p>
            <text:p text:style-name="P7"/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Standard">7 param dans les fichiers CSV</text:p>
            <text:p text:style-name="Standard">CTDPRS, CTDTMP, CTDSAL, CTDOXY,</text:p>
            <text:p text:style-name="Standard">CTDTMP2, CTDSAL2, CTDOXY2</text:p>
            <text:p text:style-name="P3">lesquels prendre ?</text:p>
            <text:p text:style-name="P3"/>
            <text:p text:style-name="P3">Flag=1 dans CCHDO</text:p>
            <text:p text:style-name="P3">mettre flag =1 dans crecli et creclc et preciser 'not calibrated'</text:p>
          </table:table-cell>
          <table:table-cell table:style-name="Tableau1.A2" office:value-type="string">
            <text:p text:style-name="P5">Flag = 1</text:p>
            <text:p text:style-name="P5">pression par pas de 1</text:p>
          </table:table-cell>
          <table:table-cell table:style-name="Tableau1.A2" office:value-type="string">
            <text:p text:style-name="P7">AR07W05</text:p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</table:table>
      <text:p text:style-name="Standard"/>
      <text:p text:style-name="Standard"/>
      <text:p text:style-name="Standard">Les campagnes AR28 seront récupérées sur le site du BODC :</text:p>
      <text:p text:style-name="Standard">ELLETT LINE et EXTEND ELLETT LI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5T15:37:43</meta:creation-date>
    <meta:editing-duration>P0D</meta:editing-duration>
    <meta:editing-cycles>1</meta:editing-cycles>
    <meta:generator>OpenOffice.org/3.3$Unix OpenOffice.org_project/330m9$Build-9529</meta:generator>
    <meta:document-statistic meta:table-count="1" meta:image-count="0" meta:object-count="0" meta:page-count="3" meta:paragraph-count="146" meta:word-count="544" meta:character-count="2945"/>
  </office:meta>
</office:document-meta>
</file>